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715in" style:rel-column-width="10140*"/>
    </style:style>
    <style:style style:name="Table1.B" style:family="table-column">
      <style:table-column-properties style:column-width="5.8535in" style:rel-column-width="5539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loext:contextual-spacing="false" fo:margin-top="0in" fo:margin-bottom="0in" fo:text-align="center" style:justify-single-word="false"/>
      <style:text-properties style:font-name="DejaVu Serif" fo:font-size="18.2000007629395pt" fo:font-style="italic" fo:font-weight="bold" style:font-size-asian="18.2000007629395pt" style:font-style-asian="italic" style:font-weight-asian="bold" style:font-size-complex="18.2000007629395pt" style:font-style-complex="italic" style:font-weight-complex="bold"/>
    </style:style>
    <style:style style:name="P2" style:family="paragraph" style:parent-style-name="Text_20_body">
      <style:paragraph-properties loext:contextual-spacing="false" fo:margin-top="0in" fo:margin-bottom="0in"/>
      <style:text-properties fo:font-style="italic" style:font-style-asian="italic" style:font-style-complex="italic"/>
    </style:style>
    <style:style style:name="P3" style:family="paragraph" style:parent-style-name="Standard">
      <style:text-properties style:font-name="DejaVu Serif"/>
    </style:style>
    <style:style style:name="P4" style:family="paragraph" style:parent-style-name="Standard">
      <style:text-properties style:font-name="DejaVu Serif" fo:font-size="11pt" style:font-size-asian="11pt" style:font-size-complex="11pt"/>
    </style:style>
    <style:style style:name="P5"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6"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P7" style:family="paragraph" style:parent-style-name="Standard">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8"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9" style:family="paragraph" style:parent-style-name="Standard">
      <style:paragraph-properties fo:break-before="page"/>
      <style:text-properties style:font-name="DejaVu Serif" fo:font-size="15.1000003814697pt" fo:font-weight="bold" style:font-name-asian="Microsoft YaHei" style:font-size-asian="15.1000003814697pt" style:font-weight-asian="bold" style:font-name-complex="Arial1" style:font-size-complex="15.1000003814697pt" style:font-weight-complex="bold"/>
    </style:style>
    <style:style style:name="P10" style:family="paragraph" style:parent-style-name="Standard">
      <style:paragraph-properties fo:break-before="page"/>
      <style:text-properties style:font-name="DejaVu Serif" fo:font-size="15.1000003814697pt" fo:font-style="normal" fo:font-weight="bold" style:font-name-asian="Microsoft YaHei" style:font-size-asian="15.1000003814697pt" style:font-style-asian="normal" style:font-weight-asian="bold" style:font-name-complex="Arial1" style:font-size-complex="15.1000003814697pt" style:font-style-complex="normal" style:font-weight-complex="bold"/>
    </style:style>
    <style:style style:name="P11" style:family="paragraph" style:parent-style-name="Standard">
      <style:paragraph-properties fo:break-before="page"/>
      <style:text-properties style:font-name="DejaVu Serif" fo:font-size="15.1999998092651pt" fo:font-weight="bold" style:font-name-asian="Microsoft YaHei" style:font-size-asian="15.1999998092651pt" style:font-weight-asian="bold" style:font-name-complex="Arial1" style:font-size-complex="15.1999998092651pt" style:font-weight-complex="bold"/>
    </style:style>
    <style:style style:name="P12" style:family="paragraph" style:parent-style-name="Table_20_Contents">
      <style:text-properties style:font-name="DejaVu Serif" fo:font-size="11pt" style:font-name-asian="Microsoft YaHei" style:font-size-asian="11pt" style:font-name-complex="Arial1" style:font-size-complex="11pt"/>
    </style:style>
    <style:style style:name="P13" style:family="paragraph" style:parent-style-name="Standard">
      <style:paragraph-properties fo:background-color="#b2b2b2">
        <style:background-image/>
      </style:paragraph-properties>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4"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15" style:family="paragraph" style:parent-style-name="Standard" style:list-style-name="L1">
      <style:text-properties style:font-name="DejaVu Serif" fo:font-size="11pt" fo:font-weight="normal" style:font-name-asian="Microsoft YaHei" style:font-size-asian="11pt" style:font-weight-asian="normal" style:font-name-complex="Arial1" style:font-size-complex="11pt" style:font-weight-complex="normal"/>
    </style:style>
    <style:style style:name="P16" style:family="paragraph" style:parent-style-name="Standard" style:list-style-name="L3">
      <style:text-properties style:font-name="DejaVu Serif" fo:font-size="11pt" fo:font-weight="normal" style:font-name-asian="Microsoft YaHei" style:font-size-asian="11pt" style:font-weight-asian="normal" style:font-name-complex="Arial1" style:font-size-complex="11pt" style:font-weight-complex="normal"/>
    </style:style>
    <style:style style:name="P17" style:family="paragraph" style:parent-style-name="Standard" style:list-style-name="L4">
      <style:text-properties style:font-name="DejaVu Serif" fo:font-size="11pt" fo:font-weight="normal" style:font-name-asian="Microsoft YaHei" style:font-size-asian="11pt" style:font-weight-asian="normal" style:font-name-complex="Arial1" style:font-size-complex="11pt" style:font-weight-complex="normal"/>
    </style:style>
    <style:style style:name="P18" style:family="paragraph" style:parent-style-name="Standard" style:list-style-name="L5">
      <style:text-properties style:font-name="DejaVu Serif" fo:font-size="11pt" fo:font-weight="normal" style:font-name-asian="Microsoft YaHei" style:font-size-asian="11pt" style:font-weight-asian="normal" style:font-name-complex="Arial1" style:font-size-complex="11pt" style:font-weight-complex="normal"/>
    </style:style>
    <style:style style:name="P19" style:family="paragraph" style:parent-style-name="Standard" style:list-style-name="L6">
      <style:text-properties style:font-name="DejaVu Serif" fo:font-size="11pt" fo:font-weight="normal" style:font-name-asian="Microsoft YaHei" style:font-size-asian="11pt" style:font-weight-asian="normal" style:font-name-complex="Arial1" style:font-size-complex="11pt" style:font-weight-complex="normal"/>
    </style:style>
    <style:style style:name="P20" style:family="paragraph" style:parent-style-name="Standard" style:list-style-name="L7">
      <style:text-properties style:font-name="DejaVu Serif" fo:font-size="11pt" fo:font-weight="normal" style:font-name-asian="Microsoft YaHei" style:font-size-asian="11pt" style:font-weight-asian="normal" style:font-name-complex="Arial1" style:font-size-complex="11pt" style:font-weight-complex="normal"/>
    </style:style>
    <style:style style:name="P21" style:family="paragraph" style:parent-style-name="Standard" style:list-style-name="L11">
      <style:text-properties style:font-name="DejaVu Serif" fo:font-size="11pt" fo:font-weight="normal" style:font-name-asian="Microsoft YaHei" style:font-size-asian="11pt" style:font-weight-asian="normal" style:font-name-complex="Arial1" style:font-size-complex="11pt" style:font-weight-complex="normal"/>
    </style:style>
    <style:style style:name="P22" style:family="paragraph" style:parent-style-name="Standard" style:list-style-name="L12">
      <style:text-properties style:font-name="DejaVu Serif" fo:font-size="11pt" fo:font-weight="normal" style:font-name-asian="Microsoft YaHei" style:font-size-asian="11pt" style:font-weight-asian="normal" style:font-name-complex="Arial1" style:font-size-complex="11pt" style:font-weight-complex="normal"/>
    </style:style>
    <style:style style:name="P23" style:family="paragraph" style:parent-style-name="Standard" style:list-style-name="L13">
      <style:text-properties style:font-name="DejaVu Serif" fo:font-size="11pt" fo:font-weight="normal" style:font-name-asian="Microsoft YaHei" style:font-size-asian="11pt" style:font-weight-asian="normal" style:font-name-complex="Arial1" style:font-size-complex="11pt" style:font-weight-complex="normal"/>
    </style:style>
    <style:style style:name="P24" style:family="paragraph" style:parent-style-name="Standard" style:list-style-name="L2">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5" style:family="paragraph" style:parent-style-name="Standard" style:list-style-name="L8">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6" style:family="paragraph" style:parent-style-name="Standard" style:list-style-name="L9">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7" style:family="paragraph" style:parent-style-name="Standard" style:list-style-name="L10">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8" style:family="paragraph" style:parent-style-name="Standard" style:list-style-name="L8">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29" style:family="paragraph" style:parent-style-name="Standard" style:list-style-name="L9">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30" style:family="paragraph" style:parent-style-name="Standard" style:list-style-name="L10">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31" style:family="paragraph" style:parent-style-name="Heading_20_1">
      <style:paragraph-properties loext:contextual-spacing="false" fo:margin-top="0in" fo:margin-bottom="0in"/>
    </style:style>
    <style:style style:name="P32" style:family="paragraph" style:parent-style-name="Heading_20_1">
      <style:paragraph-properties loext:contextual-spacing="false" fo:margin-top="0in" fo:margin-bottom="0in" fo:text-align="center" style:justify-single-word="fals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33" style:family="paragraph" style:parent-style-name="Heading_20_1">
      <style:paragraph-properties loext:contextual-spacing="false"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T1" style:family="text">
      <style:text-properties style:font-name="DejaVu Serif"/>
    </style:style>
    <style:style style:name="T2" style:family="text">
      <style:text-properties style:font-name="DejaVu Serif" fo:font-size="10pt" fo:font-weight="normal" style:font-size-asian="10pt" style:font-weight-asian="normal" style:font-size-complex="10pt" style:font-weight-complex="normal"/>
    </style:style>
    <style:style style:name="T3" style:family="text">
      <style:text-properties style:font-name="DejaVu Serif" fo:font-size="10pt" fo:font-weight="normal" style:font-name-asian="Microsoft YaHei" style:font-size-asian="10pt" style:font-weight-asian="normal" style:font-name-complex="Arial1" style:font-size-complex="10pt" style:font-weight-complex="normal"/>
    </style:style>
    <style:style style:name="T4" style:family="text">
      <style:text-properties style:font-name="DejaVu Serif"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DejaVu Serif" fo:font-size="10pt" fo:font-style="normal" style:font-size-asian="10pt" style:font-style-asian="normal" style:font-size-complex="10pt" style:font-style-complex="normal"/>
    </style:style>
    <style:style style:name="T6" style:family="text">
      <style:text-properties style:font-name="DejaVu Serif"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T8" style:family="text">
      <style:text-properties style:font-name="DejaVu Serif" fo:font-size="11pt" fo:font-style="normal" fo:font-weight="bold" style:font-name-asian="Microsoft YaHei" style:font-size-asian="11pt" style:font-style-asian="normal" style:font-weight-asian="bold" style:font-name-complex="Arial1" style:font-size-complex="11pt" style:font-style-complex="normal" style:font-weight-complex="bold"/>
    </style:style>
    <style:style style:name="T9" style:family="text">
      <style:text-properties style:font-name="DejaVu Serif"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T11" style:family="text">
      <style:text-properties style:font-name="DejaVu Serif" fo:font-size="11pt" fo:font-weight="normal" style:font-name-asian="Microsoft YaHei" style:font-size-asian="11pt" style:font-weight-asian="normal" style:font-name-complex="Arial1" style:font-size-complex="11pt" style:font-weight-complex="normal"/>
    </style:style>
    <style:style style:name="T12" style:family="text">
      <style:text-properties fo:font-style="normal" style:font-style-asian="normal" style:font-style-complex="normal"/>
    </style:style>
    <style:style style:name="T13"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4" style:family="text">
      <style:text-properties fo:font-size="11pt" fo:font-style="italic" fo:font-weight="bold" style:font-size-asian="11pt" style:font-style-asian="italic" style:font-weight-asian="bold" style:font-size-complex="11pt" style:font-style-complex="italic" style:font-weight-complex="bold"/>
    </style:style>
    <style:style style:name="T1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6" style:family="text">
      <style:text-properties fo:font-style="italic" style:font-style-asian="italic" style:font-style-complex="italic"/>
    </style:style>
    <style:style style:name="T17"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text:span text:style-name="T1">Roll High. Or Die. </text:span><text:span text:style-name="T2">(v.0</text:span><text:span text:style-name="T3">2</text:span><text:span text:style-name="T2">)</text:span></text:h>
      <text:p text:style-name="P2"><text:span text:style-name="T2">A fifth-edition d20 system </text:span><text:span text:style-name="Emphasis"><text:span text:style-name="T2">with the intent of promoting a modern realism-sandbox TTRPG experience</text:span></text:span><text:span text:style-name="Emphasis"><text:span text:style-name="T2"> – </text:span></text:span><text:span text:style-name="Emphasis"><text:span text:style-name="T2">built for folks who don’t mind it crunchy.</text:span></text:span></text:p>
      <text:p text:style-name="P2"><text:span text:style-name="Emphasis"><text:span text:style-name="T2"/></text:span></text:p>
      <text:p text:style-name="Text_20_body"><text:span text:style-name="Emphasis"><text:span text:style-name="T5">Written by Ian </text:span></text:span><text:span text:style-name="Emphasis"><text:span text:style-name="T4">Wuth</text:span></text:span></text:p>
      <text:p text:style-name="P2"><text:span text:style-name="Emphasis"><text:span text:style-name="T4">Edited by Brock Wuth (coming soon...)</text:span></text:span></text:p>
      <text:p text:style-name="P8">Part 0:</text:p>
      <text:p text:style-name="P1"><text:span text:style-name="Emphasis"><text:span text:style-name="T12">An Introduction</text:span></text:span></text:p>
      <text:p text:style-name="Standard"><text:span text:style-name="Emphasis"><text:span text:style-name="T6"/></text:span></text:p>
      <text:p text:style-name="Standard"><text:span text:style-name="Emphasis"><text:span text:style-name="T6">Your heroes are flawed. Your government is flawed. Your neighbors are flawed. You are flawed.</text:span></text:span></text:p>
      <text:p text:style-name="Standard"><text:span text:style-name="Emphasis"><text:span text:style-name="T6"/></text:span></text:p>
      <text:p text:style-name="Standard"><text:span text:style-name="Emphasis"><text:span text:style-name="T6">Do your best anyways.</text:span></text:span></text:p>
      <text:p text:style-name="Standard"><text:span text:style-name="Emphasis"><text:span text:style-name="T6"/></text:span></text:p>
      <text:p text:style-name="Standard"><text:span text:style-name="Emphasis"><text:span text:style-name="T6">Welcome to </text:span></text:span><text:span text:style-name="Emphasis"><text:span text:style-name="T9">Roll High. Or Die.</text:span></text:span><text:span text:style-name="Emphasis"><text:span text:style-name="T6"> first edition! This is a polyhedral dice, pen, &amp; paper based tabletop role-playing system written by a white, non-binary game-designer who disliked the... baggage... that comes with using systems written by old white men in the 80s, and also really wanted to push their table towards a sandbox gaming experience and found their at-the-time-perfered system.</text:span></text:span></text:p>
      <text:p text:style-name="Standard"><text:span text:style-name="Emphasis"><text:span text:style-name="T6"/></text:span></text:p>
      <text:p text:style-name="P3"><text:span text:style-name="Emphasis"><text:span text:style-name="T15">When we play TTRPGs we get to write the story of the adventurers who saved the world. Maybe no-one knows, and maybe there is no fame or reward; maybe they are heralded by children as house gods for eons. It makes no difference to the Fates.</text:span></text:span></text:p>
      <text:p text:style-name="P3"><text:span text:style-name="Emphasis"><text:span text:style-name="T6"/></text:span></text:p>
      <text:p text:style-name="P3"><text:span text:style-name="Emphasis"><text:span text:style-name="T15">These stories usually starts small – that one healing potion is the difference between life and death. As the story picks up, and your characters get larger, stronger, more influential, it becomes more about these </text:span></text:span><text:span text:style-name="Emphasis"><text:span text:style-name="T13">people</text:span></text:span><text:span text:style-name="Emphasis"><text:span text:style-name="T15">, who </text:span></text:span><text:span text:style-name="Emphasis"><text:span text:style-name="T13">they</text:span></text:span><text:span text:style-name="Emphasis"><text:span text:style-name="T15"> are, what </text:span></text:span><text:span text:style-name="Emphasis"><text:span text:style-name="T13">they</text:span></text:span><text:span text:style-name="Emphasis"><text:span text:style-name="T15"> do, and </text:span></text:span><text:span text:style-name="Emphasis"><text:span text:style-name="T14">why</text:span></text:span><text:span text:style-name="Emphasis"><text:span text:style-name="T15"> they do it </text:span></text:span><text:span text:style-name="Emphasis"><text:span text:style-name="T13">that way</text:span></text:span><text:span text:style-name="Emphasis"><text:span text:style-name="T15">, and the barriers they face along the way.</text:span></text:span></text:p>
      <text:h text:style-name="P33" text:outline-level="1">Part 1: </text:h>
      <text:h text:style-name="P32" text:outline-level="1"><text:span text:style-name="Emphasis"><text:span text:style-name="T12">Safety Tools</text:span></text:span></text:h>
      <text:p text:style-name="Standard"><text:span text:style-name="Emphasis"><text:span text:style-name="T7">When playing an RPG, you will, ideally, experience genuine emotion with the people you're playing with. This can be wonderful or horrible. In an attempt to lean toward your experiences being wonderful while you use this system, the following three meta-tools are for you to use when preparing to or during play of </text:span></text:span><text:span text:style-name="Emphasis"><text:span text:style-name="T10">Roll High. Or Die.</text:span></text:span></text:p>
      <text:p text:style-name="Standard"><text:span text:style-name="Emphasis"><text:span text:style-name="T7"/></text:span></text:p>
      <text:p text:style-name="Standard"><text:span text:style-name="Emphasis"><text:span text:style-name="T8">The X Card</text:span></text:span></text:p>
      <text:p text:style-name="Standard"><text:span text:style-name="Emphasis"><text:span text:style-name="T7">Before beginning play, gather your players. Explain the following and formalize what the X Card is for your group.</text:span></text:span></text:p>
      <text:p text:style-name="Standard"><text:span text:style-name="Emphasis"><text:span text:style-name="T7"/></text:span></text:p>
      <text:p text:style-name="P4">If a player “touches the X-Card” during a scene, the Referee stops or skips over the scene, no questions asked.</text:p>
      <text:p text:style-name="Standard"><text:span text:style-name="Emphasis"><text:span text:style-name="T7"/></text:span></text:p>
      <text:p text:style-name="Standard"><text:span text:style-name="Emphasis"><text:span text:style-name="T8">Lines and Veils</text:span></text:span></text:p>
      <text:p text:style-name="P4">Before beginning play, gather your players. On a sheet of paper, mark a equal partition between sides. Mark one as Lines, the other as Veils. Explain the following and pass the paper around after adding your Lines and Veils.</text:p>
      <text:p text:style-name="P4"/>
      <text:p text:style-name="P4">You will catalog a topic as a “Line” if you do not want it to appear in our game at all, and alternately, you will catalog it as a “Veil” if you would prefer to only appear in our game as a ramification of an “off-camera” scene or in a “on camera” scene of very minor detail. Please be direct with your wants and needs during this time.</text:p>
      <text:h text:style-name="P33" text:outline-level="1">Part 2: </text:h>
      <text:h text:style-name="P32" text:outline-level="1">Building a Character</text:h>
      <text:p text:style-name="P5">To build a player character, a character that you, the player, will play, you will need to know who your character was so that you may know who your character is now. What spaces you leave blank during this process, you, your Referee, and your Party members will likely help you discover throughout play.</text:p>
      <text:p text:style-name="P5"/>
      <text:p text:style-name="P6">Ability Scores</text:p>
      <text:p text:style-name="P5">To begin creating a character, before all else, one will roll their Ability Scores; the six numbers that represents your character’s abilities in their basest form. </text:p>
      <text:p text:style-name="P5"/>
      <text:p text:style-name="P5">To discuss these abilities, think about tomatoes.</text:p>
      <text:p text:style-name="P5"/>
      <text:p text:style-name="Standard"><text:span text:style-name="T10">Strength</text:span><text:span text:style-name="T11"> is your character’s ability to beat the shit out of a tomato.</text:span></text:p>
      <text:p text:style-name="Standard"><text:span text:style-name="T10">Constitution</text:span><text:span text:style-name="T11"> is your character’s ability to survive eating bad tomatoes, like, </text:span><text:span text:style-name="T10">too many</text:span><text:span text:style-name="T11">.</text:span></text:p>
      <text:p text:style-name="P5"><text:span text:style-name="T16">Dexterity</text:span> is your character’s ability to dodge a flying tomato.</text:p>
      <text:p text:style-name="P5"><text:span text:style-name="T16">Intelligence</text:span> is your character’s ability to logically understand why a tomato is technically categorized as a fruit.</text:p>
      <text:p text:style-name="P5"><text:span text:style-name="T16">Wisdom</text:span> is your character’s ability to intuitively understand that a tomato will not go well in this fruit salad.</text:p>
      <text:p text:style-name="P5"><text:span text:style-name="T16">Charisma</text:span> is your character’s ability to convince someone that eating this tomato-fruit salad is actually a <text:span text:style-name="T16">good</text:span> idea.</text:p>
      <text:p text:style-name="P5"/>
      <text:p text:style-name="P5">With that in mind, to determine these scores for your character, you will roll six sets of 4d6 – four six sided dice – removing the lowest roll from the set. If the total sum of your six sets of rolls is less than sixty four, you may re-roll all your sets. You may choose to assign any of your sets to any of your Ability Scores. </text:p>
      <text:p text:style-name="P5"/>
      <text:p text:style-name="P5">The mechanics of how you will use these for your character are discussed in <text:span text:style-name="T17">Part 3: Systems Management</text:span> – if this is your first time playing, you may wish to pause your character creation here and view those pages before continuing.</text:p>
      <text:p text:style-name="P5"/>
      <text:p text:style-name="P6">Heritage</text:p>
      <text:p text:style-name="P5">After rolling and selecting your character's ability score, you will select a heritage. This is the biological half of your character's environment. Their heritage will will inform you about the “averages” of their lifespan, height, or any special effects or traits that you may inherit from your ancestors, such as magically enhanced senses, or the ability to fly.</text:p>
      <text:p text:style-name="P5"/>
      <text:p text:style-name="P5">While your Referee may have a selection of heritages curated for the setting of your game, the following options represent a few “classic” fantasy heritages.</text:p>
      <text:p text:style-name="P5"/>
      <text:p text:style-name="P7">Human</text:p>
      <text:list xml:id="list3139106608827305221" text:style-name="L1">
        <text:list-item>
          <text:p text:style-name="P15">Humans fully mature after about twenty-five years of life, and with the assistance of medical or magical care, could live up to about ninety years.</text:p>
        </text:list-item>
        <text:list-item>
          <text:p text:style-name="P15">Humans stand anywhere from four to six feet tall.</text:p>
          <text:list>
            <text:list-item>
              <text:p text:style-name="P15">You are a Medium creature, and have a Speed of thirty feet per round.</text:p>
            </text:list-item>
          </text:list>
        </text:list-item>
        <text:list-item>
          <text:p text:style-name="P15">Humans are extremely versatile, and tend to pick up skills in youth they use throughout their life. </text:p>
          <text:list>
            <text:list-item>
              <text:p text:style-name="P15">You may gain a feat of your choice (see <text:span text:style-name="T17">Appendix B: Feats</text:span>), a Skill Proficiency of your choice, and a plus one to an Ability Score of your choice.</text:p>
            </text:list-item>
          </text:list>
        </text:list-item>
      </text:list>
      <text:p text:style-name="P7">Goblin</text:p>
      <text:list xml:id="list287494014488232746" text:style-name="L2">
        <text:list-item>
          <text:p text:style-name="P24"><text:soft-page-break/>Goblins fully mature after about twenty years of life, and with the assistance of medical or magical care, could live up to about eighty years.</text:p>
        </text:list-item>
        <text:list-item>
          <text:p text:style-name="P24">Goblins stand anywhere from two to eight feet tall.</text:p>
          <text:list>
            <text:list-item>
              <text:p text:style-name="P24">As your size is quite variable, please see the <text:span text:style-name="T16">Measured Size to Mechanical Size</text:span> table in <text:span text:style-name="T17">Appendix A: Tables</text:span>.</text:p>
            </text:list-item>
          </text:list>
        </text:list-item>
        <text:list-item>
          <text:p text:style-name="P24">Goblins are preternaturally agile, and can maneuver with a deftness and speed others may only ever wish to obtain. </text:p>
          <text:list>
            <text:list-item>
              <text:p text:style-name="P24">You may take the Disengage or Hide Full Actions as Bonus Actions on your turn.</text:p>
            </text:list-item>
            <text:list-item>
              <text:p text:style-name="P24">In addition, you may, once between Rests, add half your proficiency bonus to your Armor Class or Stealth Skill until the start of your next turn.</text:p>
            </text:list-item>
          </text:list>
        </text:list-item>
      </text:list>
      <text:p text:style-name="P7">Elven</text:p>
      <text:list xml:id="list3602953808340340629" text:style-name="L3">
        <text:list-item>
          <text:p text:style-name="P16">Elves fully mature after completing a major life goal. Without any medical or magical care, elves could live for any length of time. For whatever reason, elven folk who live longer than a century or three are eventually compelled to walk beyond this life and into the next.</text:p>
          <text:list>
            <text:list-item>
              <text:p text:style-name="P16">You may, instead of sleeping to fulfill your Needs, you may enter a Trance. During this Trance, you are not Unconscious, but you are only Passively aware of your sense-able surroundings. During this time, you gain the benefits a non-Elf would in six hours of Sleep in only four hours instead.</text:p>
            </text:list-item>
          </text:list>
        </text:list-item>
        <text:list-item>
          <text:p text:style-name="P16">Elves stand anywhere from four to seven feet tall.</text:p>
          <text:list>
            <text:list-item>
              <text:p text:style-name="P16">You are a Medium creature, and have a Speed of thirty feet per round.</text:p>
            </text:list-item>
          </text:list>
        </text:list-item>
        <text:list-item>
          <text:p text:style-name="P16">Elves are preternaturally sensitive to sights and sounds, allowing them an advantage in the fields of beauty and perceiving.</text:p>
          <text:list>
            <text:list-item>
              <text:p text:style-name="P16">You have proficiency in the Spot and Listen Skills.</text:p>
            </text:list-item>
          </text:list>
        </text:list-item>
      </text:list>
      <text:p text:style-name="P7">Dwarven</text:p>
      <text:list xml:id="list3176463160317159118" text:style-name="L4">
        <text:list-item>
          <text:p text:style-name="P17">Dwarves fully mature after about seventy-five years of life, and with the assistance of medical or magical care, could live up to about four-hundred years.</text:p>
        </text:list-item>
        <text:list-item>
          <text:p text:style-name="P17">Dwarves stand anywhere from three to four feet tall.</text:p>
          <text:list>
            <text:list-item>
              <text:p text:style-name="P17">You are a Small creature, and you have a Speed of twenty-five feet per round.</text:p>
            </text:list-item>
          </text:list>
        </text:list-item>
        <text:list-item>
          <text:p text:style-name="P17">Dwarves are preternaturally durable, even under what humans may consider “the extremest” of circumstances.</text:p>
          <text:list>
            <text:list-item>
              <text:p text:style-name="P17">When calculating your Maximum Vitality, you have an effective plus two to your Constitution Modifier.</text:p>
            </text:list-item>
          </text:list>
        </text:list-item>
      </text:list>
      <text:p text:style-name="P7">Orcish</text:p>
      <text:list xml:id="list5301905646561220988" text:style-name="L5">
        <text:list-item>
          <text:p text:style-name="P18">Orcs fully mature after about twenty-five years of life, and with the assistance of medical or magical care, could live up to about ninety years.</text:p>
        </text:list-item>
        <text:list-item>
          <text:p text:style-name="P18">Orcs stand anywhere from five to eight feet tall.</text:p>
          <text:list>
            <text:list-item>
              <text:p text:style-name="P18">You are a Medium creature, and you have a Speed of thirty feet per round.</text:p>
            </text:list-item>
          </text:list>
        </text:list-item>
        <text:list-item>
          <text:p text:style-name="P18">Orcs are preternaturally strong, outmatching some of the best of what non-magical nature has to offer even without tools or tactics.</text:p>
          <text:list>
            <text:list-item>
              <text:p text:style-name="P18">You have proficiency in the Athletics Skill.</text:p>
            </text:list-item>
            <text:list-item>
              <text:p text:style-name="P18">In addition, when you hit with a Weapon Attack, once between Rests, you may impose Vulnerability of a Damage Type of your choice on the creature you hit until the end of your next turn.</text:p>
            </text:list-item>
          </text:list>
        </text:list-item>
      </text:list>
      <text:p text:style-name="P7">Halfling</text:p>
      <text:list xml:id="list2344982685138812038" text:style-name="L6">
        <text:list-item>
          <text:p text:style-name="P19">Halfling fully mature after about twenty years of life, and with the assistance of medical or magical care, could live up to about one-hundred and sixty years.</text:p>
        </text:list-item>
        <text:list-item>
          <text:p text:style-name="P19">Halfling stand anywhere from three to four feet tall. </text:p>
          <text:list>
            <text:list-item>
              <text:p text:style-name="P19">You are a Small creature, and you have a Speed of twenty-five feet per round.</text:p>
            </text:list-item>
          </text:list>
        </text:list-item>
        <text:list-item>
          <text:p text:style-name="P19"><text:soft-page-break/>Halfling are preternaturally resistant to “bad luck”.</text:p>
          <text:list>
            <text:list-item>
              <text:p text:style-name="P19">You may re-roll a number of d20 rolls of your choice equal to your Proficiency Bonus on which you rolled a Natural One. You may not use this ability on the same roll more than a number of times equal to one-half your Proficiency Bonus.</text:p>
            </text:list-item>
          </text:list>
        </text:list-item>
      </text:list>
      <text:p text:style-name="P7">Shiftling</text:p>
      <text:list xml:id="list3060067894033018168" text:style-name="L7">
        <text:list-item>
          <text:p text:style-name="P20">Shiftling fully mature after about thirty years of life, and with the assistance of medical or magical care, could live up to about one-hundred thirty years.</text:p>
        </text:list-item>
        <text:list-item>
          <text:p text:style-name="P20">Shiftling stand anywhere from five to seven feet tall.</text:p>
          <text:list>
            <text:list-item>
              <text:p text:style-name="P20">You are a Medium creature, and you have a Speed of thirty feet per round.</text:p>
            </text:list-item>
          </text:list>
        </text:list-item>
        <text:list-item>
          <text:p text:style-name="P20">Shiftling have the preternatural ability to change their form nearly at will.</text:p>
          <text:list>
            <text:list-item>
              <text:p text:style-name="P20">You gain your choice of the following two abilities;</text:p>
              <text:list>
                <text:list-item>
                  <text:p text:style-name="P20">You may extend your nails into talons and your teeth into spikes. When you make an Unarmed Attack, you may add a d6 to the total damage you deal.</text:p>
                </text:list-item>
                <text:list-item>
                  <text:p text:style-name="P20">You may change your entire form into that of another humanoid you imagine within two feet of your height or width in any direction a number of times equal to your Proficiency Bonus in between Rests.</text:p>
                </text:list-item>
              </text:list>
            </text:list-item>
          </text:list>
        </text:list-item>
      </text:list>
      <text:p text:style-name="P5"/>
      <text:p text:style-name="P5"/>
      <text:p text:style-name="P6">Culture</text:p>
      <text:p text:style-name="P5">Now you will select your character's Culture. This is the sociological half of your character's environment,. Their Culture will bestow upon them Skills, Languages, and certain Ability Score increases representing what your character learned from their peers and idols.</text:p>
      <text:p text:style-name="P5"/>
      <text:p text:style-name="P5">While your Referee may have a selection of heritages curated for the setting of your game, the following options represent a few “generic” fantasy cultures.</text:p>
      <text:p text:style-name="P5"/>
      <text:p text:style-name="P7">Guilderlund<text:span text:style-name="T12"> – a capital bureaucracy</text:span></text:p>
      <text:list xml:id="list4242543189398424545" text:style-name="L8">
        <text:list-item>
          <text:p text:style-name="P25">The people of Guilderlund value charm and wit. You gain a plus one bonus to your Charisma and Wisdom Ability Scores.</text:p>
        </text:list-item>
        <text:list-item>
          <text:p text:style-name="P28"><text:span text:style-name="T12">You know </text:span>Guildi<text:span text:style-name="T12">, the language of your cultural homeland, and </text:span>Trade-Common<text:span text:style-name="T12">, the language of intercultural trade and war.</text:span></text:p>
        </text:list-item>
        <text:list-item>
          <text:p text:style-name="P25">You have proficiency in the Diplomacy and Appraise Skills.</text:p>
        </text:list-item>
        <text:list-item>
          <text:p text:style-name="P25">When you make an Appraise Skill Check involving coinage or fine art, you may make that Check with Advantage.</text:p>
        </text:list-item>
      </text:list>
      <text:p text:style-name="P7">Bra-klin<text:span text:style-name="T12"> – a caste theocracy</text:span></text:p>
      <text:list xml:id="list421757044951641862" text:style-name="L9">
        <text:list-item>
          <text:p text:style-name="P26">The people of Bra-klin value physical power. You gain a plus one bonus to your Strength and Constitution Ability Scores.</text:p>
        </text:list-item>
        <text:list-item>
          <text:p text:style-name="P29"><text:span text:style-name="T12">You know </text:span>Klinklink<text:span text:style-name="T12">, the language of your cultural homeland, and </text:span>Trade-Common<text:span text:style-name="T12">, the language of intercultural trade and war.</text:span></text:p>
        </text:list-item>
        <text:list-item>
          <text:p text:style-name="P26">You have proficiency in the Endurance and Streetwise Skills.</text:p>
        </text:list-item>
        <text:list-item>
          <text:p text:style-name="P26">When you make a Strength based Save, you may make the Save with Advantage.</text:p>
        </text:list-item>
      </text:list>
      <text:p text:style-name="P7">Markain<text:span text:style-name="T12"> – a social democracy</text:span></text:p>
      <text:list xml:id="list5680176819185158703" text:style-name="L10">
        <text:list-item>
          <text:p text:style-name="P27">The people of Markain value emotional and material knowledge. You gain a plus one bonus to your Wisdom and Intelligence Ability Scores.</text:p>
        </text:list-item>
        <text:list-item>
          <text:p text:style-name="P30"><text:span text:style-name="T12">You know </text:span>Markain<text:span text:style-name="T12">, the language of your cultural homeland, and </text:span>Trade-Common<text:span text:style-name="T12">, the language of intercultural trade and war.</text:span></text:p>
        </text:list-item>
        <text:list-item>
          <text:p text:style-name="P27">You have proficiency in the Sense Motive and Diplomacy Skills.</text:p>
        </text:list-item>
        <text:list-item>
          <text:p text:style-name="P27">When you make a Knowledge Skill Check, if you have proficiency in the Skill, you may make the roll with Advantage.</text:p>
        </text:list-item>
      </text:list>
      <text:p text:style-name="P5"><text:soft-page-break/></text:p>
      <text:p text:style-name="P6">Background</text:p>
      <text:p text:style-name="P5">Your character's background is what they did with their life before you started playing this game. Their background will bestow upon them Skills and Proficiencies representing the time and experiences after they became aware of their basic consciousness, and before they became aware of their potential to excel beyond the norm.</text:p>
      <text:p text:style-name="P5"/>
      <text:p text:style-name="P5">There are simply too many possibilities of backgrounds to list. No matter your background, you will gain a plus one to an Ability Score of your choice, proficiency in two Skills of your choice, and a Profession or Performance of your choice. In addition, discuss with your Referee the bonds, flaws, and ideals your character formed during this time.</text:p>
      <text:p text:style-name="P5"/>
      <text:p text:style-name="P13">An Alchemist likely knows a Supplier and a Glassblower. A Butcher likely knows a Rancher and a Tanner. A Criminal likely knows a Supplier and a Locksmith, in addition to any other criminals they know. And so on...</text:p>
      <text:p text:style-name="P6"/>
      <text:p text:style-name="P6">Class Levels</text:p>
      <text:p text:style-name="P5">Now that you have completed creation of your character's past, lets look at your character's future. As an adventurer, your character has some skills, abilities, or traits that are unique to their <text:span text:style-name="T12">Class -</text:span> the archetypal ideal of a character's role in a Party of adventurers. </text:p>
      <text:p text:style-name="P5"/>
      <text:p text:style-name="P5">As you adventure, you will progress your skills in all manner of scenario, and gain additional Class Levels after your first. When gaining additional class levels, you may choose any class for which you meet the prerequisites. </text:p>
      <text:p text:style-name="P5"/>
      <text:p text:style-name="P5">While it is possible to begin playing with your Class Level 0 characters, and earn your first Class Level “naturally”, the intended gaming experience begins with all Player Characters at Class Level One or beyond. </text:p>
      <text:p text:style-name="P5"/>
      <text:p text:style-name="P5">While each Class has a set of unique features, all Classes gain the same features at certain levels;</text:p>
      <text:list xml:id="list6877563331487364081" text:style-name="L11">
        <text:list-item>
          <text:p text:style-name="P21">When gaining a Class Level, your Maximum Vitality increases by the largest value of your Hit Die plus your Constitution Modifier.</text:p>
        </text:list-item>
        <text:list-item>
          <text:p text:style-name="P21">When gaining your fourth, eighth, twelfth, sixteenth, and nineteenth Levels in a Class, you gain your choice of two plus one bonuses or one plus two bonus to your choice of Ability Scores or a Feat of your choice (see <text:span text:style-name="T17">Appendix B: Feats</text:span>).</text:p>
        </text:list-item>
        <text:list-item>
          <text:p text:style-name="P21">When gaining your fifth, ninth, thirteenth, and seventeenth total Class Levels, your Proficiency Bonus increases by one.</text:p>
        </text:list-item>
      </text:list>
      <text:p text:style-name="P5"/>
      <text:p text:style-name="P5">While your Referee may have a selection of Classes curated for the setting of your game, the following options represent a few “classic” adventurer archetypes. </text:p>
      <text:p text:style-name="P5"/>
      <table:table table:name="Table1" table:style-name="Table1">
        <table:table-column table:style-name="Table1.A"/>
        <table:table-column table:style-name="Table1.B"/>
        <table:table-row>
          <table:table-cell table:style-name="Table1.A1" office:value-type="string">
            <text:p text:style-name="P5">Artificer</text:p>
          </table:table-cell>
          <table:table-cell table:style-name="Table1.B1" office:value-type="string">
            <text:p text:style-name="P12">An engineer of magic and mundane, an artisan of ingenuity. Artificers use mundane or enhanced tools to perform near-magical feats. </text:p>
          </table:table-cell>
        </table:table-row>
        <table:table-row>
          <table:table-cell table:style-name="Table1.A2" office:value-type="string">
            <text:p text:style-name="P5">Barbarian</text:p>
          </table:table-cell>
          <table:table-cell table:style-name="Table1.B2" office:value-type="string">
            <text:p text:style-name="P12">A rage-fueled beast of a combatant, and a resilient ally. Barbarians use their Rage to their advantage, performing unthinkable feats of strength and endurance with ease. </text:p>
          </table:table-cell>
        </table:table-row>
        <table:table-row>
          <table:table-cell table:style-name="Table1.A2" office:value-type="string">
            <text:p text:style-name="P5">Bard</text:p>
          </table:table-cell>
          <table:table-cell table:style-name="Table1.B2" office:value-type="string">
            <text:p text:style-name="P12">An artist of no skill, a lore-keeper of no knowledge, and a scoundrel of no <text:soft-page-break/>morals walk into a Bard. Bards use their creative magic to inspire allies and break foes. </text:p>
          </table:table-cell>
        </table:table-row>
        <table:table-row>
          <table:table-cell table:style-name="Table1.A2" office:value-type="string">
            <text:p text:style-name="P5">Cleric</text:p>
          </table:table-cell>
          <table:table-cell table:style-name="Table1.B2" office:value-type="string">
            <text:p text:style-name="P12">A devout, faithful, and voluntary extension of a deity's will. Clerics wield powerful divine magic in the name of their deity.</text:p>
          </table:table-cell>
        </table:table-row>
        <table:table-row>
          <table:table-cell table:style-name="Table1.A2" office:value-type="string">
            <text:p text:style-name="P5">Druid</text:p>
          </table:table-cell>
          <table:table-cell table:style-name="Table1.B2" office:value-type="string">
            <text:p text:style-name="P12">A devout primordial, voluntary luddite, and a protector of Nature. Druids use powerful elemental magic in the protection of their homes. </text:p>
          </table:table-cell>
        </table:table-row>
        <table:table-row>
          <table:table-cell table:style-name="Table1.A2" office:value-type="string">
            <text:p text:style-name="P5">Fighter</text:p>
          </table:table-cell>
          <table:table-cell table:style-name="Table1.B2" office:value-type="string">
            <text:p text:style-name="P12">A mighty warrior and their weapon of choice. Fighters are skilled combatants, and wise tacticians, capable of great feats under greater duress.</text:p>
          </table:table-cell>
        </table:table-row>
        <table:table-row>
          <table:table-cell table:style-name="Table1.A2" office:value-type="string">
            <text:p text:style-name="P5">Monk</text:p>
          </table:table-cell>
          <table:table-cell table:style-name="Table1.B2" office:value-type="string">
            <text:p text:style-name="P12">A wise philosopher who recognizes their body and mind as the most potent weapons they will always have. Monks train to perform preternatural feats by invoking small portions of their focused energy.</text:p>
          </table:table-cell>
        </table:table-row>
        <table:table-row>
          <table:table-cell table:style-name="Table1.A2" office:value-type="string">
            <text:p text:style-name="P5">Paladin</text:p>
          </table:table-cell>
          <table:table-cell table:style-name="Table1.B2" office:value-type="string">
            <text:p text:style-name="P12">A oath-bound guardian of their ideals, gifted the magic of a favorable deity. Paladins wield divine magic and combat prowess as a fusion – two halves of the same righteous coin. </text:p>
          </table:table-cell>
        </table:table-row>
        <table:table-row>
          <table:table-cell table:style-name="Table1.A2" office:value-type="string">
            <text:p text:style-name="P5">Ranger</text:p>
          </table:table-cell>
          <table:table-cell table:style-name="Table1.B2" office:value-type="string">
            <text:p text:style-name="P12">A studious survivalist, a humanoid lovingly homed in the jaws of nature. Rangers use whatever they can to to whatever they must knowing that they have the right skills to back their play. </text:p>
          </table:table-cell>
        </table:table-row>
        <table:table-row>
          <table:table-cell table:style-name="Table1.A2" office:value-type="string">
            <text:p text:style-name="P5">Rogue</text:p>
          </table:table-cell>
          <table:table-cell table:style-name="Table1.B2" office:value-type="string">
            <text:p text:style-name="P12">A master problem solver and creator, a force of immeasurable versatility and resourcefulness. Rouges are the first adventurers, using only their blade and cunning to unlock the secrets of the multiverse.</text:p>
          </table:table-cell>
        </table:table-row>
        <table:table-row>
          <table:table-cell table:style-name="Table1.A2" office:value-type="string">
            <text:p text:style-name="P5">Sorcerer</text:p>
          </table:table-cell>
          <table:table-cell table:style-name="Table1.B2" office:value-type="string">
            <text:p text:style-name="P12">A born or become mage of deep power and flexibility. Sorcerers do not understand the magic they use, but have mastered a finer control of the spells they cast.</text:p>
          </table:table-cell>
        </table:table-row>
        <table:table-row>
          <table:table-cell table:style-name="Table1.A2" office:value-type="string">
            <text:p text:style-name="P5">Warlock</text:p>
          </table:table-cell>
          <table:table-cell table:style-name="Table1.B2" office:value-type="string">
            <text:p text:style-name="P12">A mage by contract, a seeker of power made subject to their supplier. Warlocks use the magic of a Patron, and are subject to their whims and wishes in exchange for a near-continual supply of magical ability.</text:p>
          </table:table-cell>
        </table:table-row>
        <table:table-row>
          <table:table-cell table:style-name="Table1.A2" office:value-type="string">
            <text:p text:style-name="P5">Wizard</text:p>
          </table:table-cell>
          <table:table-cell table:style-name="Table1.B2" office:value-type="string">
            <text:p text:style-name="P12">A student of the arcane and a master of learning. Wizards have an understanding of how magic works, the ability to create new spells, access to a swath of theory and praxis in form of their Spellbook, and gain new understanding from another wizard's Spellbook, if there is new understanding to be gained.</text:p>
          </table:table-cell>
        </table:table-row>
      </table:table>
      <text:p text:style-name="P5"/>
      <text:p text:style-name="P11">Artificer</text:p>
      <text:p text:style-name="P5">You must have an Intelligence score of 9 and a Dexterity or Strength score of 9 to gain levels in this Class.</text:p>
      <text:p text:style-name="P5"/>
      <text:p text:style-name="P5">When you choose this class at Level One, you gain the following features and equipment;</text:p>
      <text:list xml:id="list1726610569798457996" text:style-name="L12">
        <text:list-item>
          <text:p text:style-name="P22">You gain proficiencies in...</text:p>
          <text:list>
            <text:list-item>
              <text:p text:style-name="P22">Light and Medium Armors</text:p>
            </text:list-item>
            <text:list-item>
              <text:p text:style-name="P22">Auxiliary Armors</text:p>
            </text:list-item>
            <text:list-item>
              <text:p text:style-name="P22">Simple Weapons</text:p>
            </text:list-item>
            <text:list-item>
              <text:p text:style-name="P22">a Specialized Weapon of your choice</text:p>
            </text:list-item>
            <text:list-item>
              <text:p text:style-name="P22">Tinker's Tools</text:p>
            </text:list-item>
            <text:list-item>
              <text:p text:style-name="P22">Thieves' Tools</text:p>
            </text:list-item>
            <text:list-item>
              <text:p text:style-name="P22">a set of Tools of your choice</text:p>
            </text:list-item>
            <text:list-item>
              <text:p text:style-name="P22">two areas of Knowledge of your choice</text:p>
            </text:list-item>
            <text:list-item>
              <text:p text:style-name="P22">a Profession of your choice</text:p>
            </text:list-item>
            <text:list-item>
              <text:p text:style-name="P22">your choice of two of the following skills;</text:p>
              <text:list>
                <text:list-item>
                  <text:p text:style-name="P22">Sleight of Hand</text:p>
                </text:list-item>
                <text:list-item>
                  <text:p text:style-name="P22">Stealth</text:p>
                </text:list-item>
                <text:list-item>
                  <text:p text:style-name="P22">Investigation</text:p>
                </text:list-item>
                <text:list-item>
                  <text:p text:style-name="P22">Appraise</text:p>
                </text:list-item>
                <text:list-item>
                  <text:p text:style-name="P22">Animal Handling</text:p>
                </text:list-item>
                <text:list-item>
                  <text:p text:style-name="P22">Spot</text:p>
                </text:list-item>
                <text:list-item>
                  <text:p text:style-name="P22">Listen</text:p>
                </text:list-item>
                <text:list-item>
                  <text:p text:style-name="P22">Diplomacy</text:p>
                </text:list-item>
                <text:list-item>
                  <text:p text:style-name="P22">Streetwise</text:p>
                </text:list-item>
              </text:list>
            </text:list-item>
          </text:list>
        </text:list-item>
        <text:list-item>
          <text:p text:style-name="P22">In addition to any equipment from your background, you gain...</text:p>
          <text:list>
            <text:list-item>
              <text:p text:style-name="P22">any two simple weapons of your choice</text:p>
            </text:list-item>
            <text:list-item>
              <text:p text:style-name="P22">a light crossbow and 20 full-metal bolts</text:p>
            </text:list-item>
            <text:list-item>
              <text:p text:style-name="P22">your choice of studded leather armor or scale mail</text:p>
            </text:list-item>
            <text:list-item>
              <text:p text:style-name="P22">a set of Thieves' tools</text:p>
            </text:list-item>
            <text:list-item>
              <text:p text:style-name="P22">a Dungeoneering Kit</text:p>
            </text:list-item>
          </text:list>
        </text:list-item>
      </text:list>
      <text:p text:style-name="P5"/>
      <text:p text:style-name="P5">When you gain your first Level in this Class, you gain the ability to cast Spells. Intelligence is your spellcasting Ability. You do not prepare your spells. Your Focus is a set of tools you have of your choice. You learn a new spell once per Level, and may replace a spell you know with another you could cast at this time.</text:p>
      <text:p text:style-name="P9">Barbarian</text:p>
      <text:p text:style-name="P5"/>
      <text:p text:style-name="P9">Bard</text:p>
      <text:p text:style-name="P5"/>
      <text:p text:style-name="P9">Cleric</text:p>
      <text:p text:style-name="P5"/>
      <text:p text:style-name="P9">Druid</text:p>
      <text:p text:style-name="P5"/>
      <text:p text:style-name="P9">Fighter</text:p>
      <text:p text:style-name="P5"/>
      <text:p text:style-name="P9">Monk</text:p>
      <text:p text:style-name="P5"/>
      <text:p text:style-name="P9">Paladin</text:p>
      <text:p text:style-name="P5"/>
      <text:p text:style-name="P9">Ranger</text:p>
      <text:p text:style-name="P5"/>
      <text:p text:style-name="P9">Rogue</text:p>
      <text:p text:style-name="P5"/>
      <text:p text:style-name="P10">Sorcerer</text:p>
      <text:p text:style-name="P5"/>
      <text:p text:style-name="P9">Warlock</text:p>
      <text:p text:style-name="P5"/>
      <text:p text:style-name="P9">Wizard</text:p>
      <text:p text:style-name="P5"/>
      <text:h text:style-name="P33" text:outline-level="1">Part 3: </text:h>
      <text:h text:style-name="P32" text:outline-level="1">Systems Management</text:h>
      <text:p text:style-name="P6">3a The D20</text:p>
      <text:p text:style-name="P5">When the outcome of an action is variable, in success, failure, or something in between, we roll dice to determine how our fiction progresses. In most cases, the die you roll will be the d20 – the twenty sided die. You will also in most cases add some number of relevant modifiers, such as one of your Ability Modifiers - as calculated from your Ability Score - your Proficiency Bonus or some environmental modifier. </text:p>
      <text:p text:style-name="P5"/>
      <text:p text:style-name="P5">When you make a roll with Advantage, you roll twice and take the higher set. When you roll with Disadvantage, you roll twice and take the lower set. If you would ever make a roll with both an Advantage and a Disadvantage, in any amounts, you roll as normal.</text:p>
      <text:p text:style-name="P5"/>
      <text:p text:style-name="P6">Ability Scores</text:p>
      <text:p text:style-name="P5">Each creature has the same six Abilities, though each has a different Score. This Ability Score measures your “innate” ability, as well as your training and skill. A score of nine to eleven is a reasonable humanoid average. Very powerful beings have scores in the late teens or beyond. Each of the six Abilities also grants a character an associated Ability Modifier equal to their Ability Score minus ten, divided by two, and rounded down.</text:p>
      <text:p text:style-name="P5"/>
      <text:p text:style-name="P5">An Ability Check <text:span text:style-name="T16">checks</text:span> your character's ability, funnily enough, in a situation of variable success. Your Referee calls for one of the six abilities as a base for this check. You will then roll your d20, add the relevant modifier, and present the total to your Referee. They will then compare the total to the <text:span text:style-name="T16">Typical Difficulty Classes</text:span> table in <text:span text:style-name="T17">Appendix A</text:span>.</text:p>
      <text:p text:style-name="P5"/>
      <text:p text:style-name="P6">Proficiencies</text:p>
      <text:p text:style-name="P5">Your character has a number of proficiencies in Skills, Saves, or Equipments. When you make a roll that involves a proficiency of your, you will add your proficiency bonus to the roll. Your proficiency bonus is determined by your Total Class Levels – at Level One, your Proficiency Bonus is plus two.</text:p>
      <text:p text:style-name="P5"/>
      <text:p text:style-name="P6">Skills</text:p>
      <text:p text:style-name="P5">Where Abilities represent base power, Skills represent a specialization within that Ability. To make a Skill Check, you will make an Ability Check and add your Proficiency Bonus if you are proficient in the relevant Skill. The Knowledge, Performance, and Profession Skills each have even further specializations.</text:p>
      <text:p text:style-name="P5"/>
      <text:list xml:id="list7425845373213550637" text:style-name="L13">
        <text:list-item>
          <text:p text:style-name="P23">Athletics</text:p>
          <text:list>
            <text:list-item>
              <text:p text:style-name="P23">Representing the ability to physically compete in contests of Strength or otherwise, Athletics is generally used in the cases where Strength alone would not fully represent the skill used in the activity.</text:p>
            </text:list-item>
          </text:list>
        </text:list-item>
        <text:list-item>
          <text:p text:style-name="P23">Acrobatics</text:p>
          <text:list>
            <text:list-item>
              <text:p text:style-name="P23">Representing the ability to physically compete in contests of Dexterity or otherwise, Acrobatics is generally used in the cases where Dexterity alone would not fully represent the skill used in the activity.</text:p>
            </text:list-item>
          </text:list>
        </text:list-item>
        <text:list-item>
          <text:p text:style-name="P23">Sleight of Hand</text:p>
          <text:list>
            <text:list-item>
              <text:p text:style-name="P23">Representing the ability to manipulate your appendages and digits without the knowledge of another and performing quick or repetative acts of hidden maneuver.</text:p>
            </text:list-item>
          </text:list>
        </text:list-item>
        <text:list-item>
          <text:p text:style-name="P23">Stealth</text:p>
          <text:list>
            <text:list-item>
              <text:p text:style-name="P23"><text:soft-page-break/>Representing the ability to manipulate your whole form without the knowledge of another and performing long or consistent acts of hidden maneuver.</text:p>
            </text:list-item>
          </text:list>
        </text:list-item>
        <text:list-item>
          <text:p text:style-name="P23">Endurance</text:p>
          <text:list>
            <text:list-item>
              <text:p text:style-name="P23">Representing the ability to physically compete in contests of Constitution or otherwise, Endurance is generally used in the cases where Constitution alone would not fully represent the skill used in the activity.</text:p>
            </text:list-item>
          </text:list>
        </text:list-item>
        <text:list-item>
          <text:p text:style-name="P23">Knowledge (…)</text:p>
        </text:list-item>
        <text:list-item>
          <text:p text:style-name="P23">Profession (…)</text:p>
        </text:list-item>
        <text:list-item>
          <text:p text:style-name="P23">Investigation</text:p>
        </text:list-item>
        <text:list-item>
          <text:p text:style-name="P23">Appraise</text:p>
        </text:list-item>
        <text:list-item>
          <text:p text:style-name="P23">Animal Handling</text:p>
        </text:list-item>
        <text:list-item>
          <text:p text:style-name="P23">Sense Motive</text:p>
        </text:list-item>
        <text:list-item>
          <text:p text:style-name="P23">Sense Self</text:p>
        </text:list-item>
        <text:list-item>
          <text:p text:style-name="P23">Spot</text:p>
        </text:list-item>
        <text:list-item>
          <text:p text:style-name="P23">Listen</text:p>
        </text:list-item>
        <text:list-item>
          <text:p text:style-name="P23">Survival</text:p>
        </text:list-item>
        <text:list-item>
          <text:p text:style-name="P23">Bluff</text:p>
        </text:list-item>
        <text:list-item>
          <text:p text:style-name="P23">Intimidation</text:p>
        </text:list-item>
        <text:list-item>
          <text:p text:style-name="P23">Performance (…)</text:p>
        </text:list-item>
        <text:list-item>
          <text:p text:style-name="P23">Diplomacy</text:p>
        </text:list-item>
        <text:list-item>
          <text:p text:style-name="P23">Streetwise</text:p>
        </text:list-item>
      </text:list>
      <text:p text:style-name="P5"/>
      <text:p text:style-name="P5">3b Combat</text:p>
      <text:p text:style-name="P5">Timekeeping</text:p>
      <text:p text:style-name="P5">Actions During Combat</text:p>
      <text:p text:style-name="P5"><text:tab/>Attack</text:p>
      <text:p text:style-name="P5"><text:tab/>Damage, Vitality, and Wounds</text:p>
      <text:p text:style-name="P5"><text:tab/><text:tab/>Recovering Vitality</text:p>
      <text:p text:style-name="P5"><text:tab/><text:tab/>Temporary Vitality</text:p>
      <text:p text:style-name="P5"><text:tab/><text:tab/>Healing Wounds</text:p>
      <text:p text:style-name="P5"><text:tab/><text:tab/>Vulnerability, Resistance, and Immunity</text:p>
      <text:p text:style-name="P5"><text:tab/>Spellcasting during Combat</text:p>
      <text:p text:style-name="P5">Positioning</text:p>
      <text:p text:style-name="P5">Conditions</text:p>
      <text:p text:style-name="P5"/>
      <text:p text:style-name="P5">3c Adventuring</text:p>
      <text:p text:style-name="P5">Travel</text:p>
      <text:p text:style-name="P5"><text:tab/>Timekeeping</text:p>
      <text:p text:style-name="P5"><text:tab/>Genres of Watches (Active v Travel v Rest, combat has no effect on genre)</text:p>
      <text:p text:style-name="P5"><text:tab/>Pace</text:p>
      <text:p text:style-name="P5"><text:tab/>Activities</text:p>
      <text:p text:style-name="P5"><text:tab/>Environment</text:p>
      <text:p text:style-name="P5"><text:tab/>I'm Lost</text:p>
      <text:p text:style-name="P5">Equipment</text:p>
      <text:p text:style-name="P5"><text:tab/>Weapons</text:p>
      <text:p text:style-name="P5"><text:tab/>Armor</text:p>
      <text:p text:style-name="P5"><text:tab/>Gear</text:p>
      <text:p text:style-name="P5"><text:tab/>Trade Goods</text:p>
      <text:p text:style-name="P5">Needs</text:p>
      <text:p text:style-name="P5">Social Interaction</text:p>
      <text:p text:style-name="P5">Downtime and Gaining Levels</text:p>
      <text:p text:style-name="P5"><text:soft-page-break/></text:p>
      <text:p text:style-name="P5">3d Magic</text:p>
      <text:p text:style-name="P5">Sources and Delineations</text:p>
      <text:p text:style-name="P5">Preparing and Casting</text:p>
      <text:p text:style-name="P5">Creativity</text:p>
      <text:h text:style-name="P33" text:outline-level="1">Appendix A: Tables</text:h>
      <text:h text:style-name="P33" text:outline-level="1">Appendix B: Fea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16T20:45:50.97</meta:creation-date>
    <meta:editing-duration>PT9H34M4S</meta:editing-duration>
    <meta:editing-cycles>28</meta:editing-cycles>
    <meta:generator>OpenOffice/4.1.12$Win32 OpenOffice.org_project/4112m1$Build-9809</meta:generator>
    <dc:date>2022-08-18T15:16:21.20</dc:date>
    <meta:document-statistic meta:table-count="1" meta:image-count="0" meta:object-count="0" meta:page-count="26" meta:paragraph-count="254" meta:word-count="3615" meta:character-count="20836"/>
  </office:meta>
</office:document-meta>
</file>